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25cm" fo:min-width="3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9pt" style:font-size-asian="18pt" style:font-size-complex="18pt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4cm" svg:height="2.5cm" svg:x="2.1cm" svg:y="3.1cm">
          <text:p text:style-name="P1">Service 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5cm" svg:x="18.3cm" svg:y="3.1cm">
          <text:p text:style-name="P1">Serveur</text:p>
          <text:p text:style-name="P1">Ges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3cm" svg:y1="4.4cm" svg:x2="6.5cm" svg:y2="4.4cm">
          <text:p text:style-name="P1"/>
        </draw:line>
        <draw:custom-shape draw:style-name="gr1" draw:text-style-name="P2" draw:layer="layout" svg:width="4.4cm" svg:height="2.5cm" svg:x="2.1cm" svg:y="9.1cm">
          <text:p text:style-name="P1">Ecran TIPS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1cm" svg:height="0.607cm" svg:x="8.2cm" svg:y="3.7cm">
          <draw:text-box>
            <text:p text:style-name="P3">Activation ou desactivation, envoie du tips</text:p>
          </draw:text-box>
        </draw:frame>
        <draw:line draw:style-name="gr4" draw:text-style-name="P2" draw:layer="layout" svg:x1="4cm" svg:y1="5.6cm" svg:x2="4cm" svg:y2="9.1cm">
          <text:p/>
        </draw:line>
        <draw:frame draw:style-name="gr5" draw:text-style-name="P4" draw:layer="layout" svg:width="3.3cm" svg:height="0.607cm" svg:x="4.2cm" svg:y="7.3cm">
          <draw:text-box>
            <text:p text:style-name="P3">Cacher ou affic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1" draw:fill-hatch-name="Hatching_20_1" draw:fill-image-name="Bitmap_20_1" draw:textarea-vertical-align="middl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8:10:17.192450657</meta:creation-date>
    <dc:date>2021-04-11T18:19:10.986791360</dc:date>
    <meta:editing-duration>PT8M54S</meta:editing-duration>
    <meta:editing-cycles>1</meta:editing-cycles>
    <meta:document-statistic meta:object-count="7"/>
    <meta:generator>LibreOffice/6.1.5.2$Linux_X86_64 LibreOffice_project/10$Build-2</meta:generator>
  </office:meta>
</office:document-meta>
</file>